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2" style:family="paragraph" style:parent-style-name="Standard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font-size="16pt" fo:language="zxx" fo:country="none" officeooo:rsid="0016dc56" officeooo:paragraph-rsid="0016dc56" style:font-size-asian="16pt" style:language-asian="zxx" style:country-asian="none" style:font-size-complex="16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size="16pt" fo:language="zxx" fo:country="none" fo:font-weight="bold" officeooo:rsid="0016dc56" officeooo:paragraph-rsid="0016dc56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6" style:family="paragraph" style:parent-style-name="Standard" style:list-style-name="L2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7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22ee9c" style:language-asian="zxx" style:country-asian="none" style:language-complex="zxx" style:country-complex="none"/>
    </style:style>
    <style:style style:name="P8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1a2202" style:language-asian="zxx" style:country-asian="none" style:language-complex="zxx" style:country-complex="none"/>
    </style:style>
    <style:style style:name="P9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20682b" style:language-asian="zxx" style:country-asian="none" style:language-complex="zxx" style:country-complex="none"/>
    </style:style>
    <style:style style:name="P10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2662b0" style:language-asian="zxx" style:country-asian="none" style:language-complex="zxx" style:country-complex="none"/>
    </style:style>
    <style:style style:name="P11" style:family="paragraph" style:parent-style-name="Standard" style:list-style-name="L3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12" style:family="paragraph" style:parent-style-name="Standard" style:list-style-name="L4">
      <style:paragraph-properties fo:text-align="justify" style:justify-single-word="false"/>
      <style:text-properties fo:language="zxx" fo:country="none" officeooo:rsid="00152cde" officeooo:paragraph-rsid="00152cde" style:language-asian="zxx" style:country-asian="none" style:language-complex="zxx" style:country-complex="none"/>
    </style:style>
    <style:style style:name="P13" style:family="paragraph" style:parent-style-name="Standard" style:list-style-name="L2">
      <style:paragraph-properties fo:text-align="justify" style:justify-single-word="false"/>
      <style:text-properties fo:language="zxx" fo:country="none" officeooo:rsid="0026a269" officeooo:paragraph-rsid="0026a269" style:language-asian="zxx" style:country-asian="none" style:language-complex="zxx" style:country-complex="none"/>
    </style:style>
    <style:style style:name="T1" style:family="text">
      <style:text-properties officeooo:rsid="001548b9"/>
    </style:style>
    <style:style style:name="T2" style:family="text">
      <style:text-properties style:text-position="super 58%"/>
    </style:style>
    <style:style style:name="T3" style:family="text">
      <style:text-properties officeooo:rsid="001a2202"/>
    </style:style>
    <style:style style:name="T4" style:family="text">
      <style:text-properties officeooo:rsid="001c8507"/>
    </style:style>
    <style:style style:name="T5" style:family="text">
      <style:text-properties officeooo:rsid="001da27d"/>
    </style:style>
    <style:style style:name="T6" style:family="text">
      <style:text-properties officeooo:rsid="0020682b"/>
    </style:style>
    <style:style style:name="T7" style:family="text">
      <style:text-properties officeooo:rsid="00248954"/>
    </style:style>
    <style:style style:name="T8" style:family="text">
      <style:text-properties officeooo:rsid="002662b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Техническое задание</text:p>
      <text:p text:style-name="P3">к лабораторной работе №3 "Triangle problem"</text:p>
      <text:p text:style-name="P3">по предмету "Тестирование веб-ориентированных приложений"</text:p>
      <text:p text:style-name="P1"/>
      <text:p text:style-name="P2">Бизнес-требования:</text:p>
      <text:list xml:id="list131959119344151292" text:style-name="L1">
        <text:list-item>
          <text:p text:style-name="P5">Программа производит чтение трёх целых чисел, которые интерпретируются как длины сторон треугольника и печатает сообщение о том, является ли треугольник неравносторонним ("Triangle is <text:bookmark-start text:name="__DdeLink__91_762912056"/>scalene<text:bookmark-end text:name="__DdeLink__91_762912056"/>."), равнобедренным ("Triangle is <text:bookmark-start text:name="__DdeLink__93_762912056"/>isosceles<text:bookmark-end text:name="__DdeLink__93_762912056"/>.") или равносторонним ("Triangle is equilateral.").</text:p>
        </text:list-item>
      </text:list>
      <text:p text:style-name="P2"/>
      <text:p text:style-name="P2">Пользовательские требования:</text:p>
      <text:list xml:id="list3700245996168781491" text:style-name="L2">
        <text:list-item>
          <text:p text:style-name="P6">После того, как пользователь открыл программу, на экране должно появиться окно ввода сторон треугольника, <text:span text:style-name="T1">в котором должны находиться следующие элементы:</text:span></text:p>
          <text:list>
            <text:list-item>
              <text:p text:style-name="P13">меню-бар с двумя меню:</text:p>
              <text:list>
                <text:list-item>
                  <text:p text:style-name="P13">"File" (пункт "Exit");</text:p>
                </text:list-item>
                <text:list-item>
                  <text:p text:style-name="P13">"About" (пункты "Help" и "About").</text:p>
                </text:list-item>
              </text:list>
            </text:list-item>
            <text:list-item>
              <text:p text:style-name="P13">три поля ввода сторон треугольника с надписями-описаниями "Side #";</text:p>
            </text:list-item>
            <text:list-item>
              <text:p text:style-name="P13">кнопка "Analyze".</text:p>
            </text:list-item>
          </text:list>
        </text:list-item>
        <text:list-item>
          <text:p text:style-name="P6">Тип треугольника должен выводиться на экран сообщением <text:span text:style-name="T3">в отдельном окне</text:span> <text:span text:style-name="T1">после нажатия на кнопку "Analyze".</text:span></text:p>
        </text:list-item>
        <text:list-item>
          <text:p text:style-name="P13">Для выхода из программы пользователь может нажать кнопку закрытия в системной рамке главного окна программы, выбрать в меню "File" пункт "Exit" либо нажать комбинацию клавиш Ctrl+Q.</text:p>
        </text:list-item>
        <text:list-item>
          <text:p text:style-name="P13">Для получения справки пользователь может выбрать в меню "About" пункт "Help" или нажать комбинацию клавиш Ctrl+H.</text:p>
        </text:list-item>
        <text:list-item>
          <text:p text:style-name="P13">Для получения информации о программе и её разработчиках пользователь должен выбрать в меню "About" пункт "About".</text:p>
        </text:list-item>
      </text:list>
      <text:p text:style-name="P2"/>
      <text:p text:style-name="P2">Функциональные требования:</text:p>
      <text:list xml:id="list4702879862756794902" text:style-name="L3">
        <text:list-item>
          <text:p text:style-name="P7">Возможные входные значения - положительные целые числа, ограниченные сверху значением 18446744073709551615 (2<text:span text:style-name="T2">64</text:span> – 1).</text:p>
        </text:list-item>
        <text:list-item>
          <text:p text:style-name="P8">Если пользователь ввёл данные, выходящие за рамки допустимых входных значений, <text:span text:style-name="T6">и нажал на кнопку "Analyze",</text:span> <text:span text:style-name="T4">на экран</text:span> должно выводиться сообщение об ошибке <text:bookmark-start text:name="__DdeLink__99_762912056"/>"Invalid data typed. <text:span text:style-name="T7">Triangle sides should be positive integral number not larger than 2^64 – 1.</text:span>"<text:bookmark-end text:name="__DdeLink__99_762912056"/> <text:span text:style-name="T4">в отдельном окне.</text:span></text:p>
        </text:list-item>
        <text:list-item>
          <text:p text:style-name="P9">Если пользователь ввёл данные, с помощью которых нельзя представить треугольник, <text:span text:style-name="T6">и нажал на кнопку "Analyze",</text:span> <text:span text:style-name="T4">на экран </text:span>должно выводиться сообщение с предупреждением "<text:bookmark-start text:name="__DdeLink__95_762912056"/>Values specified don't represent triangle. <text:span text:style-name="T7">They should satisfy the rule: sum of two side's lengths should exceed third side's length.</text:span><text:bookmark-end text:name="__DdeLink__95_762912056"/>" <text:span text:style-name="T4">в отдельном окне.</text:span></text:p>
        </text:list-item>
        <text:list-item>
          <text:p text:style-name="P10">Если введённые данные верны, но проведение процедуры оценки типа треугольника с этими данными ограничено ресурсами вычислительной техники, <text:span text:style-name="T6">после нажатия на кнопку "Analyze"</text:span> <text:span text:style-name="T4">на экран </text:span>должно выводиться сообщение с предупреждением <text:bookmark-start text:name="__DdeLink__97_762912056"/>"Triangle sides are too large. <text:span text:style-name="T8">Sum of any two sides shouldn't exceed 2^64 – 1.</text:span>"<text:bookmark-end text:name="__DdeLink__97_762912056"/> <text:span text:style-name="T4">в отдельном окне.</text:span></text:p>
        </text:list-item>
        <text:list-item>
          <text:p text:style-name="P11">Программа должна обладать адаптивным дизайном.</text:p>
        </text:list-item>
      </text:list>
      <text:p text:style-name="P2"/>
      <text:p text:style-name="P2">Нефункциональные требования:</text:p>
      <text:list xml:id="list2403186140961256871" text:style-name="L4">
        <text:list-item>
          <text:p text:style-name="P12"><text:soft-page-break/>В программе должны отсутствовать утечки памяти <text:span text:style-name="T5">за счёт сведения использования обычных указателей к минимуму и использования вместо них "умных" указателей из стандарта C++11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5:26:24.112586488</meta:creation-date>
    <dc:date>2019-03-20T12:17:01.557704124</dc:date>
    <meta:editing-duration>PT1H18M26S</meta:editing-duration>
    <meta:editing-cycles>17</meta:editing-cycles>
    <meta:generator>LibreOffice/5.2.7.2$Linux_X86_64 LibreOffice_project/20m0$Build-2</meta:generator>
    <meta:document-statistic meta:table-count="0" meta:image-count="0" meta:object-count="0" meta:page-count="2" meta:paragraph-count="24" meta:word-count="358" meta:character-count="2611" meta:non-whitespace-character-count="2291"/>
  </office:meta>
</office:document-meta>
</file>